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justify"/>
    </style:style>
    <style:style style:name="P3" style:parent-style-name="Standard" style:family="paragraph">
      <style:paragraph-properties fo:text-align="justify" fo:line-height="150%"/>
      <style:text-properties style:font-name="Times New Roman"/>
    </style:style>
    <style:style style:name="P4" style:parent-style-name="Standard" style:family="paragraph">
      <style:paragraph-properties fo:text-align="justify" fo:line-height="150%"/>
      <style:text-properties style:font-name="Times New Roman"/>
    </style:style>
    <style:style style:name="P5" style:parent-style-name="Standard" style:family="paragraph">
      <style:paragraph-properties fo:text-align="justify" fo:line-height="150%"/>
      <style:text-properties style:font-name="Times New Roman"/>
    </style:style>
    <style:style style:name="P6" style:parent-style-name="Standard" style:family="paragraph">
      <style:paragraph-properties fo:text-align="justify" fo:line-height="150%"/>
      <style:text-properties style:font-name="Times New Roman"/>
    </style:style>
    <style:style style:name="P7" style:parent-style-name="Standard" style:family="paragraph">
      <style:paragraph-properties fo:text-align="justify" fo:line-height="150%"/>
      <style:text-properties style:font-name="Times New Roman"/>
    </style:style>
    <style:style style:name="P8" style:parent-style-name="Standard" style:family="paragraph">
      <style:paragraph-properties fo:text-align="justify" fo:line-height="150%"/>
      <style:text-properties style:font-name="Times New Roman"/>
    </style:style>
    <style:style style:name="P9" style:parent-style-name="Standard" style:family="paragraph">
      <style:paragraph-properties fo:text-align="justify" fo:line-height="150%"/>
      <style:text-properties style:font-name="Times New Roman"/>
    </style:style>
    <style:style style:name="P10" style:parent-style-name="Standard" style:list-style-name="LFO1" style:family="paragraph">
      <style:paragraph-properties fo:text-align="justify" fo:line-height="200%"/>
      <style:text-properties style:font-name="Times New Roman"/>
    </style:style>
    <style:style style:name="P11" style:parent-style-name="Standard" style:list-style-name="LFO1" style:family="paragraph">
      <style:paragraph-properties fo:text-align="justify" fo:line-height="200%"/>
      <style:text-properties style:font-name="Times New Roman"/>
    </style:style>
    <style:style style:name="P12" style:parent-style-name="Standard" style:list-style-name="LFO1" style:family="paragraph">
      <style:paragraph-properties fo:text-align="justify" fo:line-height="200%"/>
      <style:text-properties style:font-name="Times New Roman"/>
    </style:style>
    <style:style style:name="P13" style:parent-style-name="Standard" style:list-style-name="LFO1" style:family="paragraph">
      <style:paragraph-properties fo:text-align="justify" fo:line-height="200%"/>
      <style:text-properties style:font-name="Times New Roman"/>
    </style:style>
    <style:style style:name="P14" style:parent-style-name="Standard" style:list-style-name="LFO1" style:family="paragraph">
      <style:paragraph-properties fo:text-align="justify" fo:line-height="200%"/>
      <style:text-properties style:font-name="Times New Roman"/>
    </style:style>
    <style:style style:name="P15" style:parent-style-name="Standard" style:list-style-name="LFO1" style:family="paragraph">
      <style:paragraph-properties fo:text-align="justify" fo:line-height="200%"/>
      <style:text-properties style:font-name="Times New Roman"/>
    </style:style>
    <style:style style:name="P16" style:parent-style-name="Standard" style:list-style-name="LFO1" style:family="paragraph">
      <style:paragraph-properties fo:text-align="justify" fo:line-height="200%"/>
      <style:text-properties style:font-name="Times New Roman"/>
    </style:style>
    <style:style style:name="P17" style:parent-style-name="Standard" style:list-style-name="LFO1" style:family="paragraph">
      <style:paragraph-properties fo:text-align="justify" fo:line-height="200%"/>
      <style:text-properties style:font-name="Times New Roman"/>
    </style:style>
    <style:style style:name="P18" style:parent-style-name="Standard" style:list-style-name="LFO1" style:family="paragraph">
      <style:paragraph-properties fo:text-align="justify" fo:line-height="200%"/>
      <style:text-properties style:font-name="Times New Roman"/>
    </style:style>
    <style:style style:name="P19" style:parent-style-name="Standard" style:list-style-name="LFO1" style:family="paragraph">
      <style:paragraph-properties fo:line-height="200%"/>
      <style:text-properties style:font-name="Times New Roman"/>
    </style:style>
    <style:style style:name="P20" style:parent-style-name="Standard" style:list-style-name="LFO1" style:family="paragraph">
      <style:paragraph-properties fo:line-height="200%"/>
      <style:text-properties style:font-name="Times New Roman"/>
    </style:style>
    <style:style style:name="P21" style:parent-style-name="Standard" style:list-style-name="LFO1" style:family="paragraph">
      <style:paragraph-properties fo:line-height="200%"/>
      <style:text-properties style:font-name="Times New Roman"/>
    </style:style>
    <style:style style:name="P22" style:parent-style-name="Standard" style:family="paragraph">
      <style:paragraph-properties fo:text-align="justify" fo:line-height="150%"/>
      <style:text-properties style:font-name="Times New Roman"/>
    </style:style>
    <style:style style:name="P23" style:parent-style-name="Standard" style:family="paragraph">
      <style:paragraph-properties fo:text-align="justify" fo:line-height="150%"/>
      <style:text-properties style:font-name="Times New Roman"/>
    </style:style>
    <style:style style:name="P24" style:parent-style-name="Standard" style:family="paragraph">
      <style:paragraph-properties fo:text-align="justify" fo:line-height="150%"/>
      <style:text-properties style:font-name="Times New Roman"/>
    </style:style>
    <style:style style:name="P25" style:parent-style-name="Standard" style:family="paragraph">
      <style:paragraph-properties fo:text-align="justify" fo:line-height="150%"/>
      <style:text-properties style:font-name="Times New Roman"/>
    </style:style>
    <style:style style:name="P26" style:parent-style-name="Standard" style:family="paragraph">
      <style:paragraph-properties fo:text-align="justify" fo:line-height="150%"/>
      <style:text-properties style:font-name="Times New Roman"/>
    </style:style>
    <style:style style:name="P27" style:parent-style-name="Standard" style:family="paragraph">
      <style:paragraph-properties fo:text-align="justify" fo:line-height="150%"/>
      <style:text-properties style:font-name="Times New Roman"/>
    </style:style>
    <style:style style:name="P28" style:parent-style-name="Standard" style:family="paragraph">
      <style:paragraph-properties fo:text-align="justify" fo:line-height="150%"/>
      <style:text-properties style:font-name="Times New Roman"/>
    </style:style>
    <style:style style:name="P29" style:parent-style-name="Standard" style:family="paragraph">
      <style:paragraph-properties fo:text-align="justify" fo:line-height="150%"/>
      <style:text-properties style:font-name="Times New Roman"/>
    </style:style>
    <style:style style:name="P30" style:parent-style-name="Standard" style:family="paragraph">
      <style:paragraph-properties fo:text-align="justify" fo:line-height="150%"/>
      <style:text-properties style:font-name="Times New Roman"/>
    </style:style>
    <style:style style:name="P31" style:parent-style-name="Standard" style:family="paragraph">
      <style:paragraph-properties fo:text-align="justify" fo:line-height="150%"/>
      <style:text-properties style:font-name="Times New Roman"/>
    </style:style>
    <style:style style:name="P32" style:parent-style-name="Standard" style:family="paragraph">
      <style:paragraph-properties fo:text-align="justify" fo:line-height="150%"/>
      <style:text-properties style:font-name="Times New Roman"/>
    </style:style>
    <style:style style:name="P33" style:parent-style-name="Standard" style:family="paragraph">
      <style:paragraph-properties fo:text-align="justify" fo:line-height="150%"/>
      <style:text-properties style:font-name="Times New Roman"/>
    </style:style>
  </office:automatic-styles>
  <office:body>
    <office:text text:use-soft-page-breaks="true">
      <text:p text:style-name="P1">Ámbito del sistema</text:p>
      <text:p text:style-name="P2"/>
      <text:p text:style-name="P3">Con los avances de la tecnología cada vez es más necesario automatizar datos en diferentes áreas, Con esto surge la necesidad de crear un sistema para tener un mejor manejo de la información. En este caso el<text:s/>sistema lleva por<text:s/>nombre FERRI-MAX, en<text:s/>ella se<text:s/>busca desarrollar e<text:s/>implementar una<text:s/>aplicación de escritorio que servirá para gestionar los datos de un punto de venta, esta se basará en una ferretería.<text:s/>Además,<text:s/>que tenga la finalidad de fortalecer su área<text:s/>de las tecnologías de gestión de datos.</text:p>
      <text:p text:style-name="P4"/>
      <text:p text:style-name="P5">El FERRI-MAX es un sistema de ventas que tiene la finalidad de atender las problemáticas que se presenta en las tiendas de esta área, así como el registro de producto, sistemas de control de ventas, consultar productos, registros de usuarios. Los puntos mencionados anteriormente se presentarán en<text:s/>el sistema<text:s/>de ventas de una manera muy bien estructurada, organizada e intuitiva, con la finalidad de hacerlo entendible y fácil de manejar para los usuarios.</text:p>
      <text:p text:style-name="P6"><text:s/></text:p>
      <text:p text:style-name="P7"><text:s text:c="2"/></text:p>
      <text:p text:style-name="P8">Gracias<text:s/>al desarrollo de FERRI-MAX se espera:</text:p>
      <text:p text:style-name="P9"/>
      <text:list text:style-name="LFO1" text:continue-numbering="true">
        <text:list-item>
          <text:p text:style-name="P10">Un mejoramiento en gestión de ventas.</text:p>
        </text:list-item>
        <text:list-item>
          <text:p text:style-name="P11">Un mayor control<text:s/>en los productos.</text:p>
        </text:list-item>
        <text:list-item>
          <text:p text:style-name="P12">Un mejoramiento en reporte de ventas.</text:p>
        </text:list-item>
        <text:list-item>
          <text:p text:style-name="P13">Un control de ingresos.</text:p>
        </text:list-item>
        <text:list-item>
          <text:p text:style-name="P14">Mejorar la seguridad<text:s/>del sistema.</text:p>
        </text:list-item>
        <text:list-item>
          <text:p text:style-name="P15">Un mejor servicio del sistema.</text:p>
        </text:list-item>
        <text:list-item>
          <text:p text:style-name="P16">Un mejor<text:s/>servicio al cliente.</text:p>
        </text:list-item>
        <text:list-item>
          <text:p text:style-name="P17">Agilizar el proceso de ventas.</text:p>
        </text:list-item>
        <text:list-item>
          <text:p text:style-name="P18">Facilitar el trabajo del administrador y del dueño del negocio.</text:p>
        </text:list-item>
        <text:list-item>
          <text:p text:style-name="P19">Tener guardada de forma segura toda la información del sistema.</text:p>
        </text:list-item>
        <text:list-item>
          <text:p text:style-name="P20">Qué el sistema sea fácil de usar.</text:p>
        </text:list-item>
        <text:list-item>
          <text:p text:style-name="P21">Qué los usuarios puedan acceder a sus funciones establecidas</text:p>
        </text:list-item>
      </text:list>
      <text:p text:style-name="P22"/>
      <text:p text:style-name="P23"/>
      <text:p text:style-name="P24">Por otra<text:s/>parte,<text:s/>se buscará que el sistema no cuente con errores, o con fallas a la hora de ejecutarse, todo esto a través de un buen diseño y una buena programación, así como el buen uso de la base de datos. Se deberá hacer un buen uso<text:s/>de las distintas herramientas que se llegarán a ocupar durante el desarrollo del sistema, la finalidad es tener un sistema eficiente, rápido y que sea de calidad.</text:p>
      <text:p text:style-name="P25"/>
      <text:p text:style-name="P26">Las utilidades de este proyecto estarán basadas conforme a las necesidades del usuario, principalmente tendrá una función que como objetivo hará que el inventario se mantenga actualizado de forma continua. Para esto el usuario tendrá que ingresar los datos de los productos, estos podrían ser cantidad de producto, precio, entre otros datos acerca<text:s/>del producto y esta función también nos ayudará<text:s/>a revisar<text:s/>cuantos productos hay en existencia o saber<text:s/>cuáles<text:s/>son las necesidades en mercancía en ese momento. Esto garantizará<text:s/>un ahorro<text:s/>de tiempo porque ya no se tendrá que revisar los productos uno por uno de manera física.</text:p>
      <text:p text:style-name="P27"/>
      <text:p text:style-name="P28">También tenemos la función de consultar productos, esta consiste en que se pueda ver las características detalladas de cada producto de una manera agradable para el usuario.</text:p>
      <text:p text:style-name="P29">Otra función es la de consultar ventas, esta mostrará una ventana emergente la cual ayudará a visualizar las ventas que se realizaron por<text:s/>fecha y<text:s/>el monto de dinero que se pagó en ese momento.</text:p>
      <text:p text:style-name="P30"/>
      <text:p text:style-name="P31">En la parte de la función de ayuda nos mostrará algunos consejos para el usuario y además de ello los colaboradores que realizaron dicho sistema de ventas. Por otra<text:s/>parte,<text:s/>tenemos la función de ventas que consiste en sacar el resultado de la cuenta que se realizó, esto consistirá en sumar la cantidad a pagar por el cliente y se le solicitará al usuario con<text:s/>cuánto<text:s/>dinero pagó el cliente esto de modo que retorne el<text:s/>cambio.</text:p>
      <text:p text:style-name="P32">Los registros de usuarios consistirán<text:s/>en crear y eliminar usuarios de esta manera se podrán generar nuevos accesos al sistema para controlar las funciones de cada usuario del sistema, ya sea el dueño o los<text:s/><text:line-break/>trabajadores de la ferretería.</text:p>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ERMAN</dc:creator>
    <meta:creation-date>2021-10-20T13:06:00Z</meta:creation-date>
    <dc:date>2021-10-21T03:54:00Z</dc:date>
    <meta:template xlink:href="Normal" xlink:type="simple"/>
    <meta:editing-cycles>13</meta:editing-cycles>
    <meta:editing-duration>PT4080S</meta:editing-duration>
    <meta:document-statistic meta:page-count="2" meta:paragraph-count="7" meta:word-count="549" meta:character-count="3566" meta:row-count="25" meta:non-whitespace-character-count="3024"/>
  </office:meta>
</office:document-meta>
</file>